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1268000003E8983D61F5F4AC4FD9.png" manifest:media-type="image/png"/>
  <manifest:file-entry manifest:full-path="Pictures/100000000000034900000309D4407788A64FA65D.jpg" manifest:media-type="image/jpeg"/>
  <manifest:file-entry manifest:full-path="Pictures/100000000000094200000D3B1BF2A3420D892AF2.jpg" manifest:media-type="image/jpeg"/>
  <manifest:file-entry manifest:full-path="Pictures/1000000000000A560000066A036A03C21608084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Ubuntu2" svg:font-family="Ubuntu"/>
    <style:font-face style:name="Courier New" svg:font-family="'Courier New'" style:font-family-generic="modern"/>
    <style:font-face style:name="TimesNewRoman" svg:font-family="TimesNewRoman" style:font-family-generic="roman"/>
    <style:font-face style:name="Ubuntu" svg:font-family="Ubuntu" style:font-family-generic="roman"/>
    <style:font-face style:name="Courier New1" svg:font-family="'Courier New'" style:font-family-generic="modern" style:font-pitch="fixed"/>
    <style:font-face style:name="Ubuntu1" svg:font-family="Ubuntu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Impact" svg:font-family="Impact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small-caps" fo:color="#000000" style:font-name="Ubuntu" fo:font-size="8pt" fo:language="pt" fo:country="BR" fo:font-weight="bold" officeooo:rsid="000493cf" officeooo:paragraph-rsid="00075396" fo:background-color="transparent" style:font-size-asian="8pt" style:language-asian="zh" style:country-asian="CN" style:font-weight-asian="bold"/>
    </style:style>
    <style:style style:name="P2" style:family="paragraph" style:parent-style-name="Standard">
      <style:paragraph-properties fo:text-align="center" style:justify-single-word="false"/>
      <style:text-properties fo:font-variant="small-caps" fo:color="#000000" style:font-name="Ubuntu" fo:font-size="7pt" fo:language="pt" fo:country="BR" fo:font-weight="bold" officeooo:rsid="000493cf" officeooo:paragraph-rsid="00075396" fo:background-color="transparent" style:font-size-asian="7pt" style:language-asian="zh" style:country-asian="CN" style:font-weight-asian="bold"/>
    </style:style>
    <style:style style:name="P3" style:family="paragraph" style:parent-style-name="Standard">
      <style:paragraph-properties fo:text-align="justify" style:justify-single-word="false"/>
      <style:text-properties style:font-name="Ubuntu1" fo:font-size="12pt" officeooo:paragraph-rsid="001e73f7" style:font-size-asian="12pt" style:font-name-complex="Arial2" style:font-size-complex="12pt"/>
    </style:style>
    <style:style style:name="P4" style:family="paragraph" style:parent-style-name="Standard">
      <style:paragraph-properties fo:line-height="120%" fo:text-align="justify" style:justify-single-word="false"/>
      <style:text-properties style:font-name="Ubuntu1" fo:font-size="12pt" officeooo:rsid="0020c7d3" officeooo:paragraph-rsid="001e73f7" style:font-size-asian="12pt" style:font-name-complex="Arial2" style:font-size-complex="12pt"/>
    </style:style>
    <style:style style:name="P5" style:family="paragraph" style:parent-style-name="Standard">
      <style:paragraph-properties fo:line-height="120%" fo:text-align="justify" style:justify-single-word="false"/>
      <style:text-properties style:font-name="Ubuntu1" fo:font-size="12pt" officeooo:paragraph-rsid="001e73f7" style:font-size-asian="12pt" style:font-name-complex="Arial2" style:font-size-complex="12pt"/>
    </style:style>
    <style:style style:name="P6" style:family="paragraph" style:parent-style-name="Standard">
      <style:paragraph-properties fo:line-height="120%" fo:text-align="justify" style:justify-single-word="false"/>
      <style:text-properties style:font-name="Ubuntu1" fo:font-size="12pt" officeooo:rsid="0018a0df" officeooo:paragraph-rsid="001e73f7" style:font-size-asian="12pt" style:font-name-complex="Arial2" style:font-size-complex="12pt"/>
    </style:style>
    <style:style style:name="P7" style:family="paragraph" style:parent-style-name="Standard">
      <style:paragraph-properties fo:line-height="120%" fo:text-align="justify" style:justify-single-word="false"/>
      <style:text-properties style:font-name="Ubuntu1" fo:font-size="12pt" officeooo:rsid="00240296" officeooo:paragraph-rsid="001e73f7" style:font-size-asian="12pt" style:font-name-complex="Arial2" style:font-size-complex="12pt"/>
    </style:style>
    <style:style style:name="P8" style:family="paragraph" style:parent-style-name="Standard">
      <style:paragraph-properties fo:line-height="120%" fo:text-align="justify" style:justify-single-word="false"/>
      <style:text-properties style:font-name="Ubuntu1" fo:font-size="12pt" officeooo:rsid="0028b797" officeooo:paragraph-rsid="001e73f7" style:font-size-asian="12pt" style:font-name-complex="Arial2" style:font-size-complex="12pt"/>
    </style:style>
    <style:style style:name="P9" style:family="paragraph" style:parent-style-name="Standard">
      <style:paragraph-properties fo:line-height="120%" fo:text-align="justify" style:justify-single-word="false"/>
      <style:text-properties style:font-name="Ubuntu1" fo:font-size="12pt" officeooo:rsid="00295b8d" officeooo:paragraph-rsid="001e73f7" style:font-size-asian="12pt" style:font-name-complex="Arial2" style:font-size-complex="12pt"/>
    </style:style>
    <style:style style:name="P10" style:family="paragraph" style:parent-style-name="Standard">
      <style:paragraph-properties fo:line-height="120%" fo:text-align="justify" style:justify-single-word="false"/>
      <style:text-properties style:font-name="Ubuntu1" officeooo:paragraph-rsid="001e73f7" style:font-name-complex="Arial2"/>
    </style:style>
    <style:style style:name="P11" style:family="paragraph" style:parent-style-name="Standard">
      <style:paragraph-properties fo:line-height="150%" fo:text-align="justify" style:justify-single-word="false"/>
      <style:text-properties style:text-outline="true" style:font-name="Ubuntu1" fo:font-size="14pt" fo:font-weight="bold" officeooo:paragraph-rsid="001e73f7" style:font-size-asian="14pt" style:font-weight-asian="bold" style:font-name-complex="Arial2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outline="true" style:font-name="Ubuntu1" fo:font-size="12pt" fo:font-weight="bold" officeooo:paragraph-rsid="001e73f7" style:font-size-asian="12pt" style:font-weight-asian="bold" style:font-name-complex="Arial2" style:font-size-complex="12pt" style:font-weight-complex="bold"/>
    </style:style>
    <style:style style:name="P13" style:family="paragraph" style:parent-style-name="Standard">
      <style:text-properties style:font-name="Arial" officeooo:paragraph-rsid="001e73f7" style:font-name-complex="Arial1"/>
    </style:style>
    <style:style style:name="P14" style:family="paragraph" style:parent-style-name="Header">
      <style:paragraph-properties fo:padding-left="0cm" fo:padding-right="0cm" fo:padding-top="0cm" fo:padding-bottom="0.035cm" fo:border="none" style:shadow="none"/>
      <style:text-properties fo:font-variant="small-caps" fo:font-size="12pt" officeooo:paragraph-rsid="00075396" style:font-size-asian="12pt"/>
    </style:style>
    <style:style style:name="P15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7.5cm" style:type="center"/>
          <style:tab-stop style:position="16.002cm" style:type="right"/>
        </style:tab-stops>
      </style:paragraph-properties>
      <style:text-properties officeooo:paragraph-rsid="00075396"/>
    </style:style>
    <style:style style:name="P16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7.5cm" style:type="center"/>
          <style:tab-stop style:position="25.696cm" style:type="right"/>
        </style:tab-stops>
      </style:paragraph-properties>
      <style:text-properties officeooo:paragraph-rsid="001c7f8c"/>
    </style:style>
    <style:style style:name="P17" style:family="paragraph" style:parent-style-name="Title">
      <style:paragraph-properties fo:text-align="center" style:justify-single-word="false" fo:padding-left="0.141cm" fo:padding-right="0.141cm" fo:padding-top="0.035cm" fo:padding-bottom="0.035cm" fo:border="0.06pt solid #000000" style:shadow="#808080 0.18cm 0.18cm"/>
      <style:text-properties fo:font-variant="small-caps" style:use-window-font-color="true" style:text-outline="false" style:font-name="Ubuntu1" fo:font-size="28pt" fo:language="es" fo:country="ES" fo:text-shadow="1pt 1pt" fo:font-weight="normal" officeooo:rsid="0027623c" officeooo:paragraph-rsid="001e73f7" style:font-name-asian="Times New Roman" style:font-size-asian="28pt" style:font-weight-asian="normal" style:font-name-complex="Arial2" style:font-size-complex="28pt" style:language-complex="ar" style:country-complex="SA" style:font-weight-complex="normal"/>
    </style:style>
    <style:style style:name="P18" style:family="paragraph" style:parent-style-name="Standard" style:list-style-name="WW8Num1">
      <style:paragraph-properties fo:line-height="120%" fo:text-align="justify" style:justify-single-word="false"/>
      <style:text-properties style:font-name="Ubuntu1" fo:font-size="12pt" officeooo:rsid="0028157b" officeooo:paragraph-rsid="001e73f7" style:font-size-asian="12pt" style:font-name-complex="Arial2" style:font-size-complex="12pt"/>
    </style:style>
    <style:style style:name="P19" style:family="paragraph" style:parent-style-name="Standard" style:list-style-name="WW8Num1">
      <style:paragraph-properties fo:line-height="120%" fo:text-align="justify" style:justify-single-word="false"/>
      <style:text-properties style:font-name="Ubuntu1" fo:font-size="12pt" officeooo:rsid="0028b797" officeooo:paragraph-rsid="001e73f7" style:font-size-asian="12pt" style:font-name-complex="Arial2" style:font-size-complex="12pt"/>
    </style:style>
    <style:style style:name="P20" style:family="paragraph" style:parent-style-name="Standard" style:list-style-name="WW8Num1">
      <style:paragraph-properties fo:line-height="120%" fo:text-align="justify" style:justify-single-word="false"/>
      <style:text-properties style:font-name="Ubuntu1" fo:font-size="12pt" officeooo:rsid="00295b8d" officeooo:paragraph-rsid="001e73f7" style:font-size-asian="12pt" style:font-name-complex="Arial2" style:font-size-complex="12pt"/>
    </style:style>
    <style:style style:name="P21" style:family="paragraph" style:parent-style-name="Standard" style:list-style-name="WW8Num1">
      <style:paragraph-properties fo:line-height="120%" fo:text-align="justify" style:justify-single-word="false"/>
      <style:text-properties style:font-name="Ubuntu1" fo:font-size="12pt" officeooo:rsid="002a577b" officeooo:paragraph-rsid="001e73f7" style:font-size-asian="12pt" style:font-name-complex="Arial2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Ubuntu1" fo:font-size="12pt" officeooo:paragraph-rsid="001e73f7" style:font-size-asian="12pt" style:font-size-complex="12pt"/>
    </style:style>
    <style:style style:name="P23" style:family="paragraph" style:parent-style-name="Standard" style:master-page-name="Standard">
      <style:paragraph-properties fo:text-align="center" style:justify-single-word="false" style:page-number="auto" fo:padding-left="0.141cm" fo:padding-right="0.141cm" fo:padding-top="0.035cm" fo:padding-bottom="0.035cm" fo:border="none" style:shadow="none"/>
      <style:text-properties fo:font-variant="small-caps" style:font-name="Arial" fo:font-size="18pt" officeooo:rsid="0007d83d" officeooo:paragraph-rsid="0007d83d" style:font-size-asian="18pt" style:font-name-complex="Arial1" style:font-size-complex="18pt"/>
    </style:style>
    <style:style style:name="P24" style:family="paragraph" style:parent-style-name="Standard" style:list-style-name="WW8Num2">
      <style:paragraph-properties fo:margin-top="0cm" fo:margin-bottom="0.199cm" loext:contextual-spacing="false"/>
      <style:text-properties style:font-name="Ubuntu1" fo:font-size="12pt" officeooo:paragraph-rsid="001e73f7" style:font-size-asian="12pt" style:font-name-complex="Arial2" style:font-size-complex="12pt"/>
    </style:style>
    <style:style style:name="P25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style:font-name="Ubuntu2" fo:font-size="11pt" officeooo:rsid="00155f73" officeooo:paragraph-rsid="001aa2db" style:font-name-asian="Ubuntu2" style:font-size-asian="11pt" style:font-name-complex="Ubuntu2" style:font-size-complex="11pt"/>
    </style:style>
    <style:style style:name="P26" style:family="paragraph" style:parent-style-name="Header" style:master-page-name="Standard">
      <style:paragraph-properties fo:text-align="center" style:justify-single-word="false" style:page-number="auto"/>
      <style:text-properties fo:font-variant="small-caps" fo:color="#000000" officeooo:rsid="000493cf" officeooo:paragraph-rsid="00075396" fo:background-color="transparent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2pt" style:font-size-asian="12pt"/>
    </style:style>
    <style:style style:name="T3" style:family="text">
      <style:text-properties fo:font-variant="small-caps" fo:font-size="12pt" officeooo:rsid="001e73f7" style:font-size-asian="12pt"/>
    </style:style>
    <style:style style:name="T4" style:family="text">
      <style:text-properties officeooo:rsid="0028157b"/>
    </style:style>
    <style:style style:name="T5" style:family="text">
      <style:text-properties officeooo:rsid="0031f390"/>
    </style:style>
    <style:style style:name="T6" style:family="text">
      <style:text-properties officeooo:rsid="0014b4c6"/>
    </style:style>
    <style:style style:name="T7" style:family="text">
      <style:text-properties officeooo:rsid="00295b8d"/>
    </style:style>
    <style:style style:name="T8" style:family="text">
      <style:text-properties officeooo:rsid="002ff83f"/>
    </style:style>
    <style:style style:name="T9" style:family="text">
      <style:text-properties style:font-name-complex="Arial2"/>
    </style:style>
    <style:style style:name="T10" style:family="text">
      <style:text-properties style:text-outline="true" fo:font-weight="bold" style:font-weight-asian="bold" style:font-name-complex="Arial2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2.101cm, 2.24cm, 2.101cm, 2.2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5.72cm, 2cm, 6.75cm, 5.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17">Star Trek Fans</text:p>
      <text:p text:style-name="P13"/>
      <text:p text:style-name="P11">Enunciado:</text:p>
      <text:p text:style-name="P3"/>
      <text:p text:style-name="P4"><text:span text:style-name="T4">Un club de fans de la famosa película y serie de Televisión StarTrek, ha decidido crear una página web donde se pueda consultar información referente a todas las películas y capítulos de la saga. El dominio startrekfans.es se redirigirá a un servidor web que consulte una base de datos con la siguiente información</text:span>:</text:p>
      <text:p text:style-name="P5"/>
      <text:list xml:id="list3470924322" text:style-name="WW8Num1">
        <text:list-item>
          <text:p text:style-name="P18">Es necesario conocer el nombre completo del actor, el personaje que interpreta, la fecha de nacimiento y su nacionalidad. Para diferenciar cada actor se usará un código.</text:p>
        </text:list-item>
      </text:list>
      <text:p text:style-name="P6"/>
      <text:list xml:id="list80721439095393" text:continue-numbering="true" text:style-name="WW8Num1">
        <text:list-item>
          <text:p text:style-name="P18">De los personajes almacenaremos un código, el nombre, su raza y graduación militar que desempeña (capitán, teniente, almirante, etc.). Si el personaje es humano , se indicará su fecha de nacimiento y ciudad terráquea donde nació. Si el personaje es de raza Vulcano, se almacenará el nombre del mentor y la fecha de graduación, y si es de raza Klingon, se guardará su planeta natal y la fecha de su último combate. <text:span text:style-name="T5">Aunque existen muchas más razas sólo interesa almacenar información relativa a estas 3 y también hemos de tener en cuenta que puede haber personajes híbridos que pertenezcan a más de una raza. </text:span>Es importante conocer el actor que interpreta el personaje, teniendo en cuenta que, un personaje solo puede ser interpretado por un actor, y un actor solo puede interpretar un personaje. Además, será necesario conocer el personaje del que depende directamente en graduación militar.</text:p>
        </text:list-item>
      </text:list>
      <text:p text:style-name="P7"/>
      <text:list xml:id="list80720433969354" text:continue-numbering="true" text:style-name="WW8Num1">
        <text:list-item>
          <text:p text:style-name="P19">Hay que almacenar todos los capítulos de televisión, indicando a qué temporada pertenece cada capítulo, el título, el orden en el que fue rodado/emitido <text:span text:style-name="T6">dentro de la temporada a que pertenece</text:span>, fecha de su primera emisión en televisión y los personajes que participaron en cada capítulo.</text:p>
        </text:list-item>
      </text:list>
      <text:p text:style-name="P4"/>
      <text:list xml:id="list80720083685676" text:continue-numbering="true" text:style-name="WW8Num1">
        <text:list-item>
          <text:p text:style-name="P19">Se deben guardar también, todas las películas que se proyectaron en cines, cada una contará con un código, año de lanzamiento, título y director. Asimismo hay que <text:span text:style-name="T7">guardar los personajes que aparecen en cada película y cuál de ellos fue el protagonista. Cada película tendrá un único protagonista.</text:span></text:p>
        </text:list-item>
      </text:list>
      <text:p text:style-name="P8"/>
      <text:p text:style-name="P9"/>
      <text:p text:style-name="P9"><text:soft-page-break/></text:p>
      <text:list xml:id="list80720247316111" text:continue-numbering="true" text:style-name="WW8Num1">
        <text:list-item>
          <text:p text:style-name="P20">En cada capítulo de televisión se <text:span text:style-name="T6">puede viajar a varios planetas aunque cada planeta sólo lo visitaremos una vez por capítulo.</text:span> <text:span text:style-name="T6">D</text:span>eseamos saber de cada planeta: su código, nombre y galaxia a la que pertenece. También almacenaremos el problema que se resolvió en esa visita y la nave con la que se viajó.</text:p>
        </text:list-item>
      </text:list>
      <text:p text:style-name="P10"/>
      <text:list xml:id="list80719386122153" text:continue-numbering="true" text:style-name="WW8Num1">
        <text:list-item>
          <text:p text:style-name="P21">De la nave se almacenará el nombre, código y número de tripulantes. Estas naves pueden disponer de un <text:span text:style-name="T8">conjunto de </text:span>nave<text:span text:style-name="T8">s</text:span> pequeña<text:span text:style-name="T8">s</text:span> llamada<text:span text:style-name="T8">s</text:span> lanzadera<text:span text:style-name="T8">s</text:span> con la<text:span text:style-name="T8">s</text:span> que bajan a la superficie del planeta. Cada lanzadera se identificará mediante un número entero y el código de la nave, también <text:s/>necesitamos conocer la capacidad en <text:span text:style-name="T6">navegantes</text:span> de la lanzadera.</text:p>
        </text:list-item>
      </text:list>
      <text:p text:style-name="P12"/>
      <text:p text:style-name="P22"><text:span text:style-name="T9"/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Ubuntu2" svg:font-family="Ubuntu"/>
    <style:font-face style:name="Courier New" svg:font-family="'Courier New'" style:font-family-generic="modern"/>
    <style:font-face style:name="TimesNewRoman" svg:font-family="TimesNewRoman" style:font-family-generic="roman"/>
    <style:font-face style:name="Ubuntu" svg:font-family="Ubuntu" style:font-family-generic="roman"/>
    <style:font-face style:name="Courier New1" svg:font-family="'Courier New'" style:font-family-generic="modern" style:font-pitch="fixed"/>
    <style:font-face style:name="Ubuntu1" svg:font-family="Ubuntu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Impact" svg:font-family="Impact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s" fo:country="ES" style:font-name-asian="DejaVu Sans" style:font-size-asian="12pt" style:language-asian="es" style:country-asian="ES" style:font-name-complex="DejaVu San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s" fo:country="ES" style:font-name-asian="DejaVu Sans" style:font-size-asian="12pt" style:language-asian="es" style:country-asian="ES" style:font-name-complex="DejaVu 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 style:punctuation-wrap="hanging" style:vertical-align="auto"/>
      <style:text-properties style:font-name="TimesNewRoman" fo:font-family="TimesNewRoman" style:font-family-generic="roman" fo:font-size="11pt" style:font-size-asian="11pt" style:font-size-complex="11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align="justify" style:justify-single-word="false" fo:text-indent="0cm" style:auto-text-indent="false" style:punctuation-wrap="hanging" style:vertical-align="auto"/>
      <style:text-properties fo:font-size="12pt" style:font-size-asian="12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next-style-name="Standard" style:default-outline-level="1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2" style:display-name="Heading 2" style:family="paragraph" style:next-style-name="Standard" style:default-outline-level="2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next-style-name="Standard" style:default-outline-level="3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4" style:display-name="Heading 4" style:family="paragraph" style:next-style-name="Standard" style:default-outline-level="4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5" style:display-name="Heading 5" style:family="paragraph" style:next-style-name="Standard" style:default-outline-level="5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6" style:display-name="Heading 6" style:family="paragraph" style:next-style-name="Standard" style:default-outline-level="6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7" style:display-name="Heading 7" style:family="paragraph" style:next-style-name="Standard" style:default-outline-level="7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8" style:display-name="Heading 8" style:family="paragraph" style:next-style-name="Standard" style:default-outline-level="8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9" style:display-name="Heading 9" style:family="paragraph" style:next-style-name="Standard" style:default-outline-level="9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 fo:padding-left="0.141cm" fo:padding-right="0.141cm" fo:padding-top="0.035cm" fo:padding-bottom="0.035cm" fo:border="0.51pt solid #000000">
        <style:tab-stops>
          <style:tab-stop style:position="21.352cm" style:type="right"/>
        </style:tab-stops>
      </style:paragraph-properties>
      <style:text-properties style:font-name="Impact" fo:font-family="Impact" style:font-family-generic="swiss" style:font-pitch="variable" fo:font-size="28pt" fo:language="es" fo:country="ES" style:font-size-asian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o_20_independiente_20_2" style:display-name="Texto independiente 2" style:family="paragraph" style:parent-style-name="Standard">
      <style:paragraph-properties fo:text-align="justify" style:justify-single-word="false" style:punctuation-wrap="hanging" style:vertical-align="auto"/>
      <style:text-properties fo:font-size="12pt" style:font-size-asian="12pt" style:font-size-complex="11pt"/>
    </style:style>
    <style:style style:name="Page_20_Number" style:display-name="Page Number" style:family="text" style:parent-style-name="Fuente_20_de_20_párrafo_20_predeter."/>
    <style:style style:name="WW8Num1z0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Courier New" fo:font-family="'Courier New'" style:font-family-generic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Courier New" fo:font-family="'Courier New'" style:font-family-generic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Courier New" fo:font-family="'Courier New'" style:font-family-generic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WW8Num1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WW8Num2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WW8Num3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WW8Num4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WW8Num5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WW8Num6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WW8Num7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8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WW8Num9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WW8Num10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WW8Num11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WW8Num12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Bullet_20_Symbols" text:bullet-char="➢">
        <style:list-level-properties text:space-before="1.905cm" text:min-label-width="0.635cm"/>
        <style:text-properties style:font-name="StarSymbol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WW8Num14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WW8Num15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WW8Num16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WW8Num17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fo:text-align="center" style:justify-single-word="false" style:page-number="auto"/>
      <style:text-properties fo:font-variant="small-caps" fo:color="#000000" officeooo:rsid="000493cf" officeooo:paragraph-rsid="00075396" fo:background-color="transparent"/>
    </style:style>
    <style:style style:name="MP2" style:family="paragraph" style:parent-style-name="Standard">
      <style:paragraph-properties fo:text-align="center" style:justify-single-word="false"/>
      <style:text-properties fo:font-variant="small-caps" fo:color="#000000" style:font-name="Ubuntu" fo:font-size="8pt" fo:language="pt" fo:country="BR" fo:font-weight="bold" officeooo:rsid="000493cf" officeooo:paragraph-rsid="00075396" fo:background-color="transparent" style:font-size-asian="8pt" style:language-asian="zh" style:country-asian="CN" style:font-weight-asian="bold"/>
    </style:style>
    <style:style style:name="MP3" style:family="paragraph" style:parent-style-name="Standard">
      <style:paragraph-properties fo:text-align="center" style:justify-single-word="false"/>
      <style:text-properties fo:font-variant="small-caps" fo:color="#000000" style:font-name="Ubuntu" fo:font-size="7pt" fo:language="pt" fo:country="BR" fo:font-weight="bold" officeooo:rsid="000493cf" officeooo:paragraph-rsid="00075396" fo:background-color="transparent" style:font-size-asian="7pt" style:language-asian="zh" style:country-asian="CN" style:font-weight-asian="bold"/>
    </style:style>
    <style:style style:name="MP4" style:family="paragraph" style:parent-style-name="Header">
      <style:paragraph-properties fo:padding-left="0cm" fo:padding-right="0cm" fo:padding-top="0cm" fo:padding-bottom="0.035cm" fo:border="none" style:shadow="none"/>
      <style:text-properties fo:font-variant="small-caps" fo:font-size="12pt" officeooo:paragraph-rsid="00075396" style:font-size-asian="12pt"/>
    </style:style>
    <style:style style:name="MP5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7.5cm" style:type="center"/>
          <style:tab-stop style:position="16.002cm" style:type="right"/>
        </style:tab-stops>
      </style:paragraph-properties>
      <style:text-properties officeooo:paragraph-rsid="00075396"/>
    </style:style>
    <style:style style:name="MP6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7.5cm" style:type="center"/>
          <style:tab-stop style:position="25.696cm" style:type="right"/>
        </style:tab-stops>
      </style:paragraph-properties>
      <style:text-properties officeooo:paragraph-rsid="001c7f8c"/>
    </style:style>
    <style:style style:name="MT1" style:family="text">
      <style:text-properties fo:font-variant="small-caps" fo:font-size="12pt" officeooo:rsid="001e73f7" style:font-size-asian="12pt"/>
    </style:style>
    <style:style style:name="MT2" style:family="text">
      <style:text-properties fo:font-variant="small-caps" fo:font-size="12pt" style:font-size-asian="12pt"/>
    </style:style>
    <style:style style:name="MT3" style:family="text">
      <style:text-properties fo:font-variant="small-caps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2.101cm, 2.24cm, 2.101cm, 2.24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5.72cm, 2cm, 6.75cm, 5.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4cm" fo:margin-bottom="1.27cm" fo:margin-left="2.501cm" fo:margin-right="2.501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598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0.90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6" text:anchor-type="paragraph" svg:x="12.935cm" svg:y="-0.575cm" svg:width="2.829cm" svg:height="2.614cm" draw:z-index="5"><draw:image xlink:href="Pictures/100000000000034900000309D4407788A64FA65D.jpg" xlink:type="simple" xlink:show="embed" xlink:actuate="onLoad" loext:mime-type="image/jpeg"/></draw:frame><draw:frame draw:style-name="Mfr2" draw:name="Imagen18" text:anchor-type="paragraph" svg:x="0.506cm" svg:y="-0.647cm" svg:width="3.237cm" svg:height="1.753cm" draw:z-index="7"><draw:image xlink:href="Pictures/1000000000000A560000066A036A03C216080848.jpg" xlink:type="simple" xlink:show="embed" xlink:actuate="onLoad" loext:mime-type="image/jpeg"/></draw:frame><draw:frame draw:style-name="Mfr3" draw:name="Imagen17" text:anchor-type="paragraph" svg:x="7.703cm" svg:y="-0.423cm" svg:width="1.87cm" svg:height="2.431cm" draw:z-index="3"><draw:image xlink:href="Pictures/100000000000094200000D3B1BF2A3420D892AF2.jpg" xlink:type="simple" xlink:show="embed" xlink:actuate="onLoad" loext:mime-type="image/jpeg"/></draw:frame></text:p>
        <text:p text:style-name="MP2"/>
        <text:p text:style-name="MP3"><text:s text:c="9"/></text:p>
        <text:p text:style-name="MP4"><draw:frame draw:style-name="Mfr1" draw:name="Imagen19" text:anchor-type="paragraph" svg:x="-0.132cm" svg:y="0.118cm" svg:width="4.383cm" svg:height="1.138cm" draw:z-index="1"><draw:image xlink:href="Pictures/1000020100001268000003E8983D61F5F4AC4FD9.png" xlink:type="simple" xlink:show="embed" xlink:actuate="onLoad" loext:mime-type="image/png"/></draw:frame><text:tab/></text:p>
      </style:header>
      <style:footer>
        <text:p text:style-name="MP5"><text:span text:style-name="MT1">Star Trek Fans</text:span><text:span text:style-name="MT2"><text:tab/><text:tab/></text:span><text:span text:style-name="MT3">Gestión de Bases de Datos</text:span></text:p>
      </style:footer>
    </style:master-page>
    <style:master-page style:name="Landscape" style:page-layout-name="Mpm2">
      <style:header>
        <text:p text:style-name="Header"><draw:frame draw:style-name="Mfr2" draw:name="Imagen1" text:anchor-type="paragraph" svg:x="0.506cm" svg:y="-1.633cm" svg:width="3.237cm" svg:height="1.753cm" draw:z-index="0"><draw:image xlink:href="Pictures/1000000000000A560000066A036A03C216080848.jpg" xlink:type="simple" xlink:show="embed" xlink:actuate="onLoad" loext:mime-type="image/jpeg"/></draw:frame><draw:frame draw:style-name="Mfr1" draw:name="Imagen4" text:anchor-type="paragraph" svg:x="22.745cm" svg:y="-1.307cm" svg:width="2.829cm" svg:height="2.614cm" draw:z-index="0"><draw:image xlink:href="Pictures/100000000000034900000309D4407788A64FA65D.jpg" xlink:type="simple" xlink:show="embed" xlink:actuate="onLoad" loext:mime-type="image/jpeg"/></draw:frame><draw:frame draw:style-name="Mfr1" draw:name="Imagen5" text:anchor-type="paragraph" svg:x="-0.132cm" svg:y="0.118cm" svg:width="4.383cm" svg:height="1.138cm" draw:z-index="0"><draw:image xlink:href="Pictures/1000020100001268000003E8983D61F5F4AC4FD9.png" xlink:type="simple" xlink:show="embed" xlink:actuate="onLoad" loext:mime-type="image/png"/></draw:frame><draw:frame draw:style-name="Mfr3" draw:name="Imagen3" text:anchor-type="paragraph" svg:x="12cm" svg:y="-1.161cm" svg:width="1.87cm" svg:height="2.431cm" draw:z-index="0"><draw:image xlink:href="Pictures/100000000000094200000D3B1BF2A3420D892AF2.jpg" xlink:type="simple" xlink:show="embed" xlink:actuate="onLoad" loext:mime-type="image/jpeg"/></draw:frame></text:p>
      </style:header>
      <style:footer>
        <text:p text:style-name="MP6"><text:span text:style-name="MT1">Star Trek Fans</text:span><text:span text:style-name="MT2"><text:tab/><text:tab/></text:span><text:span text:style-name="MT3">Gestión de Bases de Dato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Ejercicicios Modelo Entidad/Relación</dc:title>
    <meta:initial-creator>cec</meta:initial-creator>
    <meta:creation-date>2006-11-05T17:35:00</meta:creation-date>
    <dc:date>2022-10-21T08:07:19.251646895</dc:date>
    <dc:language>es-ES</dc:language>
    <meta:editing-cycles>26</meta:editing-cycles>
    <meta:editing-duration>PT2H8M20S</meta:editing-duration>
    <meta:document-statistic meta:table-count="0" meta:image-count="8" meta:object-count="0" meta:page-count="2" meta:paragraph-count="13" meta:word-count="457" meta:character-count="2727" meta:non-whitespace-character-count="2274"/>
    <meta:user-defined meta:name="Info 1"/>
    <meta:user-defined meta:name="Info 2"/>
    <meta:user-defined meta:name="Info 3"/>
    <meta:user-defined meta:name="Info 4"/>
  </office:meta>
</office:document-meta>
</file>